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text-properties officeooo:rsid="0044c721" officeooo:paragraph-rsid="0044c721"/>
    </style:style>
    <style:style style:name="P6" style:family="paragraph" style:parent-style-name="Text_20_body" style:list-style-name="L1">
      <style:paragraph-properties fo:margin-top="0in" fo:margin-bottom="0in" loext:contextual-spacing="false"/>
      <style:text-properties officeooo:paragraph-rsid="004130bb"/>
    </style:style>
    <style:style style:name="P7" style:family="paragraph" style:parent-style-name="Text_20_body" style:list-style-name="L1">
      <style:paragraph-properties fo:margin-top="0in" fo:margin-bottom="0in" loext:contextual-spacing="false"/>
      <style:text-properties officeooo:paragraph-rsid="0059f2db"/>
    </style:style>
    <style:style style:name="P8" style:family="paragraph" style:parent-style-name="Text_20_body" style:list-style-name="L1">
      <style:paragraph-properties fo:margin-top="0in" fo:margin-bottom="0in" loext:contextual-spacing="false"/>
      <style:text-properties officeooo:paragraph-rsid="005bf252"/>
    </style:style>
    <style:style style:name="P9" style:family="paragraph" style:parent-style-name="Text_20_body">
      <style:paragraph-properties fo:margin-top="0in" fo:margin-bottom="0in" loext:contextual-spacing="false"/>
      <style:text-properties officeooo:paragraph-rsid="005bf252"/>
    </style:style>
    <style:style style:name="P10" style:family="paragraph" style:parent-style-name="Text_20_body">
      <style:paragraph-properties fo:margin-top="0in" fo:margin-bottom="0in" loext:contextual-spacing="false"/>
      <style:text-properties officeooo:paragraph-rsid="0044c721"/>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9f2db"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bf252" style:font-size-asian="12pt" style:font-style-asian="normal" style:font-weight-asian="normal" style:font-size-complex="12pt" style:font-style-complex="normal" style:font-weight-complex="normal"/>
    </style:style>
    <style:style style:name="T9" style:family="text">
      <style:text-properties officeooo:rsid="004130bb"/>
    </style:style>
    <style:style style:name="T10" style:family="text">
      <style:text-properties officeooo:rsid="0050f657"/>
    </style:style>
    <style:style style:name="T11" style:family="text">
      <style:text-properties officeooo:rsid="0057e000"/>
    </style:style>
    <style:style style:name="T12" style:family="text">
      <style:text-properties officeooo:rsid="0058539a"/>
    </style:style>
    <style:style style:name="T13" style:family="text">
      <style:text-properties officeooo:rsid="0059f2db"/>
    </style:style>
    <style:style style:name="T14" style:family="text">
      <style:text-properties officeooo:rsid="005bf2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7">T</text:span></text:span><text:span text:style-name="Emphasis"><text:span text:style-name="T8">hree</text:span></text:span></text:p>
      <text:p text:style-name="P2"><text:span text:style-name="T14">9/8</text:span><text:span text:style-name="T10">/</text:span><text:span text:style-name="T11">20</text:span><text:span text:style-name="T9">22</text:span></text:p>
      <text:p text:style-name="P1"/>
      <text:p text:style-name="P1">Learning Object<text:span text:style-name="T1">i</text:span>ves</text:p>
      <text:list xml:id="list1443795855" text:style-name="L1">
        <text:list-header>
          <text:p text:style-name="P6"/>
        </text:list-header>
        <text:list-item>
          <text:p text:style-name="P8">Collaborate with colleagues to improve a data analytic plan</text:p>
        </text:list-item>
        <text:list-item>
          <text:p text:style-name="P8">Evaluate a peer’s analytic plan to provide constructive feedback</text:p>
        </text:list-item>
      </text:list>
      <text:p text:style-name="P9"/>
      <text:p text:style-name="P5">Module Overview</text:p>
      <text:p text:style-name="P10"/>
      <text:p text:style-name="P10">As in other professions, collaboration in analytics can be a powerful, rewarding, and often necessary means of solving problems and achieving goals. Such teamwork may take many forms in modern business environments, both vertically (crossing hierarchal levels) and horizontally (utilizing the skills of multiple departments or the unique talents of individuals within a specific discipline). In the field of analytics, the most common collaborations will be with IT, finance, and HR personnel (more or less horizontally), and with management and potentially outside stakeholders (more vertically). Critical to success in such an endeavor will be your ability to understand the skills and needs of each of these groups and to apply that understanding in your communications with them. Equally important in the collaborative analytic environment is the ability to solicit and provide constructive feedback to colleagues, both within your department and across the organization. Carried out professionally and consistently, such teamwork has the potential to greatly enrich not only your project and career overall, but the organization as a whole as well.</text:p>
      <text:p text:style-name="P10"/>
      <text:p text:style-name="Text_20_body">In Module Three, you will have the opportunity to share with your capstone classmates the process you have taken to revise your analytic plan and your rationale for doing so. Be sure to provide background about the GE business challenge you are addressing in the Business Understanding phase, as not all students will be pursuing the same project. Just as in a real organizational setting, you should use this collaborative experience to learn from others’ expertise and be forthcoming with your own. While you are not working on teams with your classmates, their varied professional perspectives will enable them to provide you with useful feedback that will enhance your analytic pl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9-08T15:29:18.268572855</dc:date>
    <meta:editing-duration>P2DT7H27M58S</meta:editing-duration>
    <meta:editing-cycles>44</meta:editing-cycles>
    <meta:generator>LibreOffice/6.4.7.2$Linux_X86_64 LibreOffice_project/40$Build-2</meta:generator>
    <meta:document-statistic meta:table-count="0" meta:image-count="0" meta:object-count="0" meta:page-count="1" meta:paragraph-count="9" meta:word-count="315" meta:character-count="2056" meta:non-whitespace-character-count="1752"/>
  </office:meta>
</office:document-meta>
</file>